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sans-serif"/>
    <style:font-face style:name="PT Serif" svg:font-family="'PT Serif', serif"/>
    <style:font-face style:name="Poppins" svg:font-family="Poppi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68c4" officeooo:paragraph-rsid="001368c4"/>
    </style:style>
    <style:style style:name="P2" style:family="paragraph" style:parent-style-name="Standard">
      <style:text-properties officeooo:paragraph-rsid="001368c4"/>
    </style:style>
    <style:style style:name="P3" style:family="paragraph" style:parent-style-name="Standard">
      <style:text-properties officeooo:rsid="00144082" officeooo:paragraph-rsid="00144082"/>
    </style:style>
    <style:style style:name="P4" style:family="paragraph" style:parent-style-name="Standard">
      <style:text-properties fo:font-variant="normal" fo:text-transform="none" fo:color="#444444" style:font-name="Open Sans" fo:font-size="11.25pt" fo:letter-spacing="normal" fo:font-style="normal" fo:font-weight="normal" officeooo:rsid="00144082" officeooo:paragraph-rsid="00144082"/>
    </style:style>
    <style:style style:name="P5" style:family="paragraph" style:parent-style-name="Standard">
      <style:text-properties officeooo:paragraph-rsid="00144082"/>
    </style:style>
    <style:style style:name="P6" style:family="paragraph" style:parent-style-name="Standard">
      <style:text-properties officeooo:rsid="001637c7" officeooo:paragraph-rsid="001637c7"/>
    </style:style>
    <style:style style:name="T1" style:family="text">
      <style:text-properties fo:font-variant="normal" fo:text-transform="none" fo:color="#444444" style:font-name="Open Sans" fo:font-size="11.25pt" fo:letter-spacing="normal" fo:font-style="normal" fo:font-weight="normal"/>
    </style:style>
    <style:style style:name="T2" style:family="text">
      <style:text-properties fo:font-variant="normal" fo:text-transform="none" fo:color="#444444" style:font-name="Open Sans" fo:font-size="11.25pt" fo:letter-spacing="normal" fo:font-style="normal" fo:font-weight="normal" officeooo:rsid="001368c4"/>
    </style:style>
    <style:style style:name="T3" style:family="text">
      <style:text-properties fo:font-variant="normal" fo:text-transform="none" fo:color="#252525" style:font-name="Poppins" fo:font-size="21pt" fo:letter-spacing="normal" fo:font-style="normal" fo:font-weight="normal" loext:padding="0in" loext:border="none"/>
    </style:style>
    <style:style style:name="T4" style:family="text">
      <style:text-properties fo:font-variant="normal" fo:text-transform="none" fo:color="#454545" style:font-name="PT Serif" fo:font-size="15pt" fo:letter-spacing="normal" fo:font-style="normal" fo:font-weight="normal"/>
    </style:style>
    <style:style style:name="T5" style:family="text">
      <style:text-properties fo:font-variant="normal" fo:text-transform="none" fo:color="#454545" style:font-name="PT Serif" fo:font-size="15pt" fo:letter-spacing="normal" fo:font-style="normal" fo:font-weight="normal" officeooo:rsid="00144082"/>
    </style:style>
    <style:style style:name="T6" style:family="text">
      <style:text-properties fo:font-variant="normal" fo:text-transform="none" fo:color="#454545" style:font-name="PT Serif" fo:font-size="15pt" fo:letter-spacing="normal" fo:font-style="normal" fo:font-weight="normal" officeooo:rsid="001637c7"/>
    </style:style>
    <style:style style:name="T7" style:family="text">
      <style:text-properties fo:color="#444444" style:text-line-through-style="none" style:text-line-through-type="none" style:font-name="Open Sans" fo:font-size="11.25pt" fo:letter-spacing="normal" style:text-underline-style="none" fo:font-weight="normal" officeooo:rsid="001368c4" style:text-blinking="false" fo:background-color="#ffffff" loext:char-shading-value="0" loext:padding="0in" loext:border="none"/>
    </style:style>
    <style:style style:name="T8" style:family="text">
      <style:text-properties officeooo:rsid="001637c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coming a front-end developer, buiding a website is a very small part of it. If we consider performance, testing, QA and many other areas, there is a whole load of topics that you should learn about. </text:p>
      <text:p text:style-name="P1"/>
      <text:p text:style-name="P1"/>
      <text:p text:style-name="P2"><text:span text:style-name="T2">Whether you want to learn a new skill for a probable </text:span><text:a xlink:type="simple" xlink:href="https://magnimindacademy.com/all-courses/data-science/" office:target-frame-name="_blank" xlink:show="new" text:style-name="Internet_20_link" text:visited-style-name="Visited_20_Internet_20_Link"><text:span text:style-name="Emphasis"><text:span text:style-name="Strong_20_Emphasis"><text:span text:style-name="T7">career change</text:span></text:span></text:span></text:a><text:span text:style-name="T2">, </text:span><text:span text:style-name="T1">there’s always a battle between what to choose – a bootcamp or an online course. </text:span></text:p>
      <text:p text:style-name="P2"><text:span text:style-name="T2"/></text:p>
      <text:p text:style-name="P1"><text:span text:style-name="T1">Benefits of joining bootcamps:</text:span></text:p>
      <text:p text:style-name="P1"><text:span text:style-name="T1"/></text:p>
      <text:p text:style-name="P1"><text:span text:style-name="T1">1. Learn better with instructors than on your own.</text:span></text:p>
      <text:p text:style-name="P1"><text:span text:style-name="T1">2. Get a strong peer environment</text:span></text:p>
      <text:p text:style-name="P1"><text:span text:style-name="T1">3. Learn faster</text:span></text:p>
      <text:p text:style-name="P1"><text:span text:style-name="T1">4. Learn to collaborate and net work with others</text:span></text:p>
      <text:p text:style-name="P1"><text:span text:style-name="T1"/></text:p>
      <text:p text:style-name="P4">There are several bootcamps around the world. <text:span text:style-name="T8">Which one is for you? </text:span></text:p>
      <text:p text:style-name="P4"/>
      <text:p text:style-name="P4"/>
      <text:p text:style-name="P4"/>
      <text:p text:style-name="P4"/>
      <text:p text:style-name="P4"/>
      <text:p text:style-name="P4"/>
      <text:p text:style-name="P4">Why front-end developer course at Wide Code School? </text:p>
      <text:p text:style-name="P4"/>
      <text:p text:style-name="P5"><text:span text:style-name="T5">1) It is a part-time remote course, you won't have to quit your job and lose three to five months of income. On the downside, you'll have to be disciplined enough to fit this into your work schedule.</text:span></text:p>
      <text:p text:style-name="P3"><text:span text:style-name="T4">2) You can reach your technical and professional coaches.</text:span></text:p>
      <text:p text:style-name="P3"><text:span text:style-name="T4">3) </text:span><text:span text:style-name="T6">You are able to build real-world apps on your own and as part of the study projects.</text:span></text:p>
      <text:p text:style-name="P6"><text:span text:style-name="T4">4) Learn best practices from personal instructors.</text:span></text:p>
      <text:p text:style-name="P6"><text:span text:style-name="T4">5) The total cost is affordable. </text:span></text:p>
      <text:p text:style-name="P6"><text:span text:style-name="T4"/></text:p>
      <text:p text:style-name="P4"/>
      <text:p text:style-name="P1"><text:span text:style-name="T1"/></text:p>
      <text:p text:style-name="P2"><text:span text:style-name="Strong_20_Emphasis"><text:span text:style-name="T3"/></text:span></text:p>
      <text:p text:style-name="P1"><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sans-serif"/>
    <style:font-face style:name="PT Serif" svg:font-family="'PT Serif', serif"/>
    <style:font-face style:name="Poppins" svg:font-family="Poppi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3T20:13:09.033848910</meta:creation-date>
    <dc:date>2020-08-13T21:30:42.258349396</dc:date>
    <meta:editing-duration>PT39M20S</meta:editing-duration>
    <meta:editing-cycles>1</meta:editing-cycles>
    <meta:document-statistic meta:table-count="0" meta:image-count="0" meta:object-count="0" meta:page-count="1" meta:paragraph-count="14" meta:word-count="192" meta:character-count="1071" meta:non-whitespace-character-count="887"/>
    <meta:generator>LibreOffice/6.4.4.2$Linux_X86_64 LibreOffice_project/40$Build-2</meta:generator>
  </office:meta>
</office:document-meta>
</file>